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Edwardian Script ITC" svg:font-family="Edwardian Script ITC" style:font-family-generic="script" style:font-pitch="variable" svg:panose-1="3 3 3 2 4 7 7 13 8 4"/>
  </office:font-face-decls>
  <office:automatic-styles>
    <style:style style:name="P1" style:parent-style-name="Titre" style:master-page-name="MP0" style:family="paragraph">
      <style:paragraph-properties fo:break-before="page" fo:text-align="center"/>
      <style:text-properties style:font-name="Edwardian Script ITC" fo:font-size="72pt" style:font-size-asian="72pt" style:font-size-complex="72pt"/>
    </style:style>
    <style:style style:name="P4" style:parent-style-name="Titre" style:family="paragraph">
      <style:paragraph-properties fo:text-align="center"/>
      <style:text-properties style:font-name="Edwardian Script ITC" fo:font-size="72pt" style:font-size-asian="72pt" style:font-size-complex="72pt"/>
    </style:style>
    <style:style style:name="P5" style:parent-style-name="Normal" style:family="paragraph">
      <style:text-properties fo:font-size="24pt" style:font-size-asian="24pt" style:font-size-complex="24pt"/>
    </style:style>
    <style:style style:name="P6" style:parent-style-name="Titre" style:family="paragraph">
      <style:paragraph-properties fo:break-before="page"/>
    </style:style>
    <style:style style:name="P7" style:parent-style-name="Normal" style:family="paragraph">
      <style:paragraph-properties fo:text-indent="0.4916in"/>
    </style:style>
    <style:style style:name="P8" style:parent-style-name="Normal" style:family="paragraph">
      <style:paragraph-properties fo:text-indent="0.4916in"/>
    </style:style>
    <style:style style:name="P9" style:parent-style-name="Normal" style:family="paragraph">
      <style:paragraph-properties fo:text-indent="0.4916in"/>
    </style:style>
    <style:style style:name="P10" style:parent-style-name="Normal" style:family="paragraph">
      <style:paragraph-properties fo:text-indent="0.4916in"/>
    </style:style>
    <style:style style:name="P11" style:parent-style-name="Normal" style:family="paragraph">
      <style:paragraph-properties fo:text-indent="0.4916in"/>
    </style:style>
    <style:style style:name="P12" style:parent-style-name="Normal" style:family="paragraph">
      <style:paragraph-properties fo:text-indent="0.4916in"/>
    </style:style>
    <style:style style:name="P13" style:parent-style-name="Normal" style:family="paragraph">
      <style:paragraph-properties fo:text-indent="0.4916in"/>
    </style:style>
    <style:style style:name="T14" style:parent-style-name="Policepardéfaut" style:family="text">
      <style:text-properties fo:font-weight="bold" style:font-weight-asian="bold" style:text-underline-type="single" style:text-underline-style="solid" style:text-underline-width="auto" style:text-underline-mode="continuous"/>
    </style:style>
    <style:style style:name="P15" style:parent-style-name="Normal" style:family="paragraph">
      <style:paragraph-properties fo:text-indent="0.4916in"/>
    </style:style>
    <style:style style:name="P16" style:parent-style-name="Normal" style:family="paragraph">
      <style:paragraph-properties fo:text-indent="0.4916in"/>
    </style:style>
    <style:style style:name="P17" style:parent-style-name="Normal" style:family="paragraph">
      <style:paragraph-properties fo:text-indent="0.4916in"/>
    </style:style>
    <style:style style:name="P18" style:parent-style-name="Normal" style:family="paragraph">
      <style:paragraph-properties fo:text-indent="0.4916in"/>
    </style:style>
    <style:style style:name="P19" style:parent-style-name="Titre" style:family="paragraph">
      <style:paragraph-properties fo:break-before="page"/>
    </style:style>
    <style:style style:name="P20" style:parent-style-name="Normal" style:family="paragraph">
      <style:paragraph-properties fo:text-indent="0.4916in"/>
    </style:style>
    <style:style style:name="P21" style:parent-style-name="Normal" style:family="paragraph">
      <style:paragraph-properties fo:text-indent="0.4916in"/>
    </style:style>
  </office:automatic-styles>
  <office:body>
    <office:text text:use-soft-page-breaks="true">
      <text:p text:style-name="P1"/>
      <text:p text:style-name="P4">Rapport TP musclé</text:p>
      <text:p text:style-name="Normal"/>
      <text:p text:style-name="Normal"/>
      <text:p text:style-name="Normal"/>
      <text:p text:style-name="P5"><text:tab/>Date : 24/12/2018</text:p>
      <text:p text:style-name="Normal"/>
      <text:p text:style-name="Normal"/>
      <text:p text:style-name="Normal"/>
      <text:p text:style-name="Normal"/>
      <text:soft-page-break/>
      <text:p text:style-name="P6">Hiérarchie de classes</text:p>
      <text:p text:style-name="P7"/>
      <text:p text:style-name="P8">Nous allons expliquer (en résumé) les différents choix d’implémentations que nous avons mis en place lors de ce<text:s/>projet :<text:s/><text:line-break/>Nous avons tout d’abord voulu reproduire le plus fidèlement possible un magasin existant, car ce dernier est très modulaire : peu importe les clients, les produits ou les réductions, tout est indépendant.<text:s/>Notre<text:s/>hiérarchie<text:s/>de classe est basé sur<text:s/>le système suivant :<text:s/></text:p>
      <text:p text:style-name="P9">La classe LaFac permet de stocker les listeners, les customers et les products et les offres. C’est donc la classe qui est la « base de données » du magasin. De plus c’est cette classe qui va gérer le client tout au long du parcours<text:s/>de ce dernier dans le magasin (ou du moins qui le ferais si on devait implémenter une interface).<text:s/></text:p>
      <text:p text:style-name="P10">La classe Customer est celle qui modélise le client. Elle stocke ses achats et son state. Étant donné que ce dernier est<text:s/>amené à changer en fonction du fait que le client se log in ou pas, nous avons opté pour le design pattern State. Ce qui nous permet de faire évoluer l’état du client de manière fluide et de pouvoir facilement ajouter de nouveaux états. On ne traite qu’un<text:s/>seul client à la fois, donc il<text:s/>n’y<text:s/>a pas d’Id pour un client. Par contre les CustomerStates eux sont liés a un client particulier : un client ne peux pas évolué dans un stat si la base de donnée n’a pas de state.</text:p>
      <text:p text:style-name="P11">La classe CustomerState nous permet donc de traiter les différents états que peux avoir un client. C’est aussi dans cette classe que l’on va mettre les fonctions qui vont permettre de payer, cela nous permet de traiter de manière transparente les moyens de payements qui peuvent différer en fonction de l’état (par<text:s/>exemple les membres qui ont une ou<text:s/>plusieurs<text:s/>cartes).</text:p>
      <text:p text:style-name="P12">La classe Product nous permet de modéliser les produits<text:s/>et les informations qui y sont liées.<text:s/>La classe va représenter la catégorie, alors que le produit en lui-même<text:s/>sera une<text:s/>instance<text:s/>particulière de cette classe.<text:s/>Pour créer une nouvelle catégorie il suffit donc d’hériter de Product.<text:s/>On considère qu’il n’y a pas de sous-catégorie, c’est pourquoi on interdit l’héritage des catégories.</text:p>
      <text:p text:style-name="P13">La classe<text:s/>AbstractOffer<text:s/>nous permet de généraliser le concept d’offres. Dans<text:s/>chaque offre on va retrouver une fonction qui retourne la montant de réduction dont un client peut profiter, la clientèle ciblée (Membres, tout le monde...) ainsi que le montant de la réduction.<text:s/></text:p>
      <text:p text:style-name="Normal"/>
      <text:p text:style-name="Normal"><text:span text:style-name="T14">Notes :</text:span></text:p>
      <text:p text:style-name="P15">Le diagramme UML ne comporte que les classes et les<text:s/>fonctions, fonctionnelles, qui permettent de comprendre le fonctionnement de notre application.</text:p>
      <text:p text:style-name="P16"/>
      <text:p text:style-name="P17">Pour les besoins de la visibilité des tests certains problèmes/exceptions auront un affichage afin de permettre une meilleure lisibilité des tests.</text:p>
      <text:p text:style-name="P18"/>
      <text:soft-page-break/>
      <text:p text:style-name="P19">Tests</text:p>
      <text:p text:style-name="P20"/>
      <text:p text:style-name="P21">Les<text:s/>premiers tests sont présents lors des instanciations de nos différents ArrayLists&lt;&gt;. Tout d’abord on essaie de mettre un produit au prix négatif, puis on essaie de créer des réductions sur des objets dont la catégorie n’est pas réductib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Edwardian Script ITC" svg:font-family="Edwardian Script ITC" style:font-family-generic="script" style:font-pitch="variable" svg:panose-1="3 3 3 2 4 7 7 13 8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743in"/>
      </style:header-style>
      <style:footer-style>
        <style:header-footer-properties style:dynamic-spacing="true" fo:min-height="0.4923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En-tête"><draw:frame draw:z-index="251659264" draw:style-name="a0" draw:name="Image 6" text:anchor-type="paragraph" svg:x="-0.96319in" svg:y="-0.50208in" svg:width="1.63106in" svg:height="0.85631in" style:rel-width="scale" style:rel-height="scale"><draw:image xlink:href="media/image1.jpeg" xlink:type="simple" xlink:show="embed" xlink:actuate="onLoad"/><svg:title/><svg:desc>Résultat de recherche d'images pour "polytech paris sud"</svg:desc></draw:frame><text:s text:c="6"/></text:p>
        <text:p text:style-name="P2">Lucas DAVID<text:line-break/>Théo LEGRAS</text:p>
        <text:p text:style-name="Normal"/>
      </style:header>
      <style:footer>
        <text:p text:style-name="P3"><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eo Legras</meta:initial-creator>
    <dc:creator>Theo Legras</dc:creator>
    <meta:creation-date>2018-12-20T20:45:00Z</meta:creation-date>
    <dc:date>2018-12-23T10:52:00Z</dc:date>
    <meta:template xlink:href="Normal" xlink:type="simple"/>
    <meta:editing-cycles>73</meta:editing-cycles>
    <meta:editing-duration>PT187440S</meta:editing-duration>
    <meta:document-statistic meta:page-count="3" meta:paragraph-count="5" meta:word-count="456" meta:character-count="2961" meta:row-count="20" meta:non-whitespace-character-count="2510"/>
  </office:meta>
</office:document-meta>
</file>